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P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Arial" fo:font-size="18pt" fo:font-style="normal" style:text-underline-style="none" fo:font-weight="normal" style:font-size-asian="18pt" style:font-style-asian="normal" style:font-weight-asian="normal" style:font-size-complex="18pt" style:font-style-complex="normal" style:font-weight-complex="normal"/>
    </style:style>
    <style:style style:name="P7" style:family="paragraph" style:parent-style-name="Standard">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style:font-name="Arial" fo:font-size="18pt" fo:font-style="italic" style:text-underline-style="none" fo:font-weight="normal" style:font-size-asian="18pt" style:font-style-asian="italic" style:font-weight-asian="normal" style:font-size-complex="18pt" style:font-style-complex="italic" style:font-weight-complex="normal"/>
    </style:style>
    <style:style style:name="P9" style:family="paragraph" style:parent-style-name="Table_20_Contents">
      <style:text-properties style:font-name="Arial" fo:font-size="16pt" style:font-size-asian="16pt" style:font-size-complex="16pt"/>
    </style:style>
    <style:style style:name="P10" style:family="paragraph" style:parent-style-name="Standard">
      <style:paragraph-properties fo:text-align="start" style:justify-single-word="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in Vergleich: Spracherkennung vs Mensch – Diktat: Superhelden</text:p>
      <text:p text:style-name="P8">Bitte zugewiesene Nummer angeben: <text:s text:c="5"/></text:p>
      <text:p text:style-name="P8">Aufgabe 1: Setzte alle fehlenden Punkte in das folgende Diktat ein: </text:p>
      <text:p text:style-name="P6"/>
      <text:p text:style-name="P2">Superhelden:</text:p>
      <text:p text:style-name="P4">Moritz liest fast jeden Tag Comics wenn ihm mal etwas dazwischenkommt hat er das Gefühl dass ihm etwas fehlt was ihm an Superhelden besonders gut gefällt ist dass sie sich für ihre Mitmenschen aufopfern man denkt zwar dass sie unbesiegbar sind aber tatsächlich kommen sie oft genug in gefährliche Situationen in denen auch sie ihr Leben verlieren können wenn aber nicht sie ihre Mitmenschen schützen wer dann Sie haben schließlich auch die Fähigkeiten wie die Superhelden an ihre übermenschlichen Fähigkeiten kommen ist allerdings unterschiedlich entweder sie erlangen ihre Superkräfte durch einen Unfall oder sie kommen von einem anderen Planeten wie es beim bekanntesten und ersten Superhelden ‚Superman‘ der Fall ist es gibt aber auch ganz normale Menschen die sich unter Zuhilfenahme von Technologie außergewöhnliche Fähigkeiten aneignen so z.B. ‚Iron Man‘</text:p>
      <text:p text:style-name="P4">die klassischen Superhelden handeln verantwortungsvoll und haben eine stark ausgeprägte Moralvorstellung weshalb sie ganz eindeutig zu den Guten zählen interessanter findet Moritz jedoch die Helden die eine dämonische Abstammung haben oder gar selbst einmal Superschurken waren sowohl die Beweggründe warum sie sich entschieden haben() für das Gute zu kämpfen als auch ihre Charakterentwicklung sprechen Moritz mehr an er mag einfach Helden die wie ganz normale Menschen mit moralischen Fragen zu kämpfen haben nicht einfach den weißen Ritter darstellen und trotzdem das Richtige tun</text:p>
      <text:p text:style-name="P3"><text:s/></text:p>
      <text:p text:style-name="P5">Aufgabe 2: Was denkst du wie viele Fehler hast du gemacht? Schreibe noch dazu, ob es dir leicht gefallen ist.<text:span text:style-name="T1"> <text:tab/><text:tab/></text:span></text:p>
      <table:table table:name="Tabelle1" table:style-name="Tabelle1">
        <table:table-column table:style-name="Tabelle1.A"/>
        <table:table-row>
          <table:table-cell table:style-name="Tabelle1.A1" office:value-type="string">
            <text:p text:style-name="P9"/>
          </table:table-cell>
        </table:table-row>
      </table:table>
      <text:p text:style-name="P1"/>
      <text:p text:style-name="P1">Quelle: <text:a xlink:type="simple" xlink:href="http://www.diktat-truhe.de/diktate/superhelden.html" text:style-name="Internet_20_link" text:visited-style-name="Visited_20_Internet_20_Link">http://www.diktat-truhe.de/diktate/superhelden.html</text:a> - erschienen 2015, Sprache: Deutsch, Wörter: 21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3T15:05:56.81</meta:creation-date>
    <dc:date>2020-03-19T15:38:17.620894421</dc:date>
    <meta:editing-duration>PT15M16S</meta:editing-duration>
    <meta:editing-cycles>6</meta:editing-cycles>
    <meta:generator>LibreOffice/6.3.5.2$Linux_X86_64 LibreOffice_project/30$Build-2</meta:generator>
    <meta:document-statistic meta:table-count="1" meta:image-count="0" meta:object-count="0" meta:page-count="1" meta:paragraph-count="9" meta:word-count="265" meta:character-count="1845" meta:non-whitespace-character-count="1576"/>
  </office:meta>
</office:document-meta>
</file>